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3"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style:style style:name="ce6" style:family="table-cell" style:parent-style-name="Default">
      <style:table-cell-properties fo:background-color="#b3cac7"/>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2"/>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2"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style-name="ce6"/>
          <table:table-cell table:number-columns-repeated="5"/>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Your psionic abilities make you uncomfortable to be around. One Contact or Ally becomes a Riva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Choose one of these skills, reflecting your time spent mastering mind and body. Gain one of Athletics (any) 1, Stealth 1, Survival 1 or Art (an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have a chance to use your powers unethically to better your standing. If you accept, roll PSI 8+. If you succeed, gain an extra Benefit roll or +1 SOC. If you fail, lose one SOC.</text:p>
          </table:table-cell>
          <table:table-cell table:style-name="ce6"/>
          <table:table-cell table:number-columns-repeated="5"/>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6"/>
          <table:table-cell table:number-columns-repeated="5"/>
        </table:table-row>
        <table:table-row table:style-name="ro1">
          <table:table-cell office:value-type="string" calcext:value-type="string">
            <text:p>psi</text:p>
          </table:table-cell>
          <table:table-cell office:value-type="float" office:value="7" calcext:value-type="float">
            <text:p>7</text:p>
          </table:table-cell>
          <table:table-cell office:value-type="string" calcext:value-type="string">
            <text:p>Life Event. Roll on the Life Events table.</text:p>
          </table:table-cell>
          <table:table-cell table:style-name="ce6"/>
          <table:table-cell table:number-columns-repeated="5"/>
        </table:table-row>
        <table:table-row table:style-name="ro1">
          <table:table-cell office:value-type="string" calcext:value-type="string">
            <text:p>psi</text:p>
          </table:table-cell>
          <table:table-cell office:value-type="float" office:value="8" calcext:value-type="float">
            <text:p>8</text:p>
          </table:table-cell>
          <table:table-cell office:value-type="string" calcext:value-type="string">
            <text:p>You achieve a new level of psionic strength. Increase your PSI b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9" calcext:value-type="float">
            <text:p>9</text:p>
          </table:table-cell>
          <table:table-cell office:value-type="string" calcext:value-type="string">
            <text:p>You are given advanced training in a specialist field. Roll EDU 8+ to gain any one skill except Jack-of-all-Trades.</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0" calcext:value-type="float">
            <text:p>10</text:p>
          </table:table-cell>
          <table:table-cell office:value-type="string" calcext:value-type="string">
            <text:p>You pick up potentially useful information using your psychic powers. Gain DM+1 to any one Benefit rol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1" calcext:value-type="float">
            <text:p>11</text:p>
          </table:table-cell>
          <table:table-cell office:value-type="string" calcext:value-type="string">
            <text:p>You gain a mentor. Gain an Ally and DM+4 to your next Advancement roll (in any career) thanks to his aid.</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2" calcext:value-type="float">
            <text:p>12</text:p>
          </table:table-cell>
          <table:table-cell office:value-type="string" calcext:value-type="string">
            <text:p>You achieve a new level of discipline in your powers. You are automatically promoted</text:p>
          </table:table-cell>
          <table:table-cell table:style-name="ce6"/>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si</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You telepathically contact something dangerous. Lose one PSI. You also suffer from persistent and terrifying nightmares.</text:p>
          </table:table-cell>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An anti-psi cult or gang attempts to expose or attack you. Roll 1D – on a 1-2, you are injured; roll on the Injury Table. On a 3-4, lose one SOC. On a 5-6, nothing else happens, but you still must leave this career.</text:p>
          </table:table-cell>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You are asked to use your psionic powers in an unethical fashion. Accept, and you may continue in this career, but you gain an Enemy. Refuse, and you must leave the career.</text:p>
          </table:table-cell>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are experimented on by a corporation, government, or other organisation. You escape, but are forced to leave this career.</text:p>
          </table:table-cell>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r gift causes a former ally to turn on you and betray you. One Ally or Contact becomes an Enemy.</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4:21:32.799000000</dc:date>
    <meta:editing-duration>P2DT29M</meta:editing-duration>
    <meta:editing-cycles>216</meta:editing-cycles>
    <meta:generator>LibreOffice/7.3.6.2$Windows_X86_64 LibreOffice_project/c28ca90fd6e1a19e189fc16c05f8f8924961e12e</meta:generator>
    <meta:document-statistic meta:table-count="9" meta:cell-count="1419" meta:object-count="0"/>
  </office:meta>
</office:document-meta>
</file>